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Nimbus Roman No9 L1" svg:font-family="'Nimbus Roman No9 L'" style:font-family-generic="roman"/>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7in" table:align="margins"/>
    </style:style>
    <style:style style:name="Table1.A" style:family="table-column">
      <style:table-column-properties style:column-width="4.1889in" style:rel-column-width="35651*"/>
    </style:style>
    <style:style style:name="Table1.B" style:family="table-column">
      <style:table-column-properties style:column-width="3.5111in" style:rel-column-width="29884*"/>
    </style:style>
    <style:style style:name="Table1.1" style:family="table-row">
      <style:table-row-properties style:min-row-height="0.3125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style:text-properties fo:font-size="10pt" officeooo:paragraph-rsid="001b4677" style:font-size-asian="10pt" style:font-size-complex="10pt"/>
    </style:style>
    <style:style style:name="P3" style:family="paragraph" style:parent-style-name="Standard">
      <style:paragraph-properties fo:line-height="90%"/>
      <style:text-properties fo:font-size="10pt" officeooo:paragraph-rsid="0023dc50" style:font-size-asian="10pt" style:font-size-complex="10pt"/>
    </style:style>
    <style:style style:name="P4" style:family="paragraph" style:parent-style-name="Standard">
      <style:paragraph-properties fo:line-height="90%" fo:text-align="end" style:justify-single-word="false"/>
      <style:text-properties fo:font-size="10pt" officeooo:paragraph-rsid="001b4677" style:font-size-asian="10pt" style:font-size-complex="10pt"/>
    </style:style>
    <style:style style:name="P5" style:family="paragraph" style:parent-style-name="Standard">
      <style:paragraph-properties fo:line-height="90%"/>
      <style:text-properties fo:font-size="10pt" officeooo:paragraph-rsid="0024ff91" style:font-size-asian="10pt" style:font-size-complex="10pt"/>
    </style:style>
    <style:style style:name="P6" style:family="paragraph" style:parent-style-name="Standard">
      <style:paragraph-properties fo:line-height="90%"/>
      <style:text-properties fo:font-size="10pt" fo:font-weight="bold" style:font-size-asian="10pt" style:font-weight-asian="bold" style:font-size-complex="10pt" style:font-weight-complex="bold"/>
    </style:style>
    <style:style style:name="P7" style:family="paragraph" style:parent-style-name="Standard">
      <style:paragraph-properties fo:line-height="90%"/>
      <style:text-properties fo:font-size="10pt" fo:font-weight="bold" officeooo:paragraph-rsid="0023dc50" style:font-size-asian="10pt" style:font-weight-asian="bold" style:font-size-complex="10pt" style:font-weight-complex="bold"/>
    </style:style>
    <style:style style:name="P8" style:family="paragraph" style:parent-style-name="Standard">
      <style:paragraph-properties fo:line-height="90%"/>
      <style:text-properties fo:font-size="10pt" fo:font-style="italic" style:font-size-asian="10pt" style:font-style-asian="italic" style:font-size-complex="10pt" style:font-style-complex="italic"/>
    </style:style>
    <style:style style:name="P9"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10" style:family="paragraph" style:parent-style-name="Standard">
      <style:paragraph-properties fo:line-height="90%"/>
      <style:text-properties style:font-name="DejaVu Sans Condensed" fo:font-size="8pt" fo:font-weight="bold" style:font-size-asian="8pt" style:font-weight-asian="bold" style:font-size-complex="8pt" style:font-weight-complex="bold"/>
    </style:style>
    <style:style style:name="P11" style:family="paragraph" style:parent-style-name="Standard">
      <style:paragraph-properties fo:line-height="90%"/>
      <style:text-properties fo:font-variant="small-caps" fo:font-size="12pt" style:font-size-asian="12pt" style:font-size-complex="12pt"/>
    </style:style>
    <style:style style:name="P12" style:family="paragraph" style:parent-style-name="Standard">
      <style:paragraph-properties fo:line-height="90%"/>
      <style:text-properties fo:font-variant="small-caps" fo:font-size="10pt" style:font-size-asian="10pt" style:font-size-complex="10pt"/>
    </style:style>
    <style:style style:name="P13" style:family="paragraph" style:parent-style-name="Standard">
      <style:paragraph-properties fo:line-height="90%"/>
      <style:text-properties fo:font-variant="small-caps" style:font-name="DejaVu Sans Condensed" fo:font-size="8pt" fo:font-weight="bold" officeooo:paragraph-rsid="0023dc50" style:font-size-asian="8pt" style:font-weight-asian="bold" style:font-size-complex="8pt" style:font-weight-complex="bold"/>
    </style:style>
    <style:style style:name="P14" style:family="paragraph" style:parent-style-name="Standard">
      <style:paragraph-properties fo:line-height="90%"/>
      <style:text-properties fo:font-size="8pt" style:font-size-asian="8pt" style:font-size-complex="8pt"/>
    </style:style>
    <style:style style:name="P15" style:family="paragraph" style:parent-style-name="Standard">
      <style:paragraph-properties fo:line-height="90%"/>
    </style:style>
    <style:style style:name="P16" style:family="paragraph" style:parent-style-name="Standard">
      <style:paragraph-properties fo:line-height="90%"/>
      <style:text-properties fo:font-variant="small-caps" style:font-name="DejaVu Sans Condensed" fo:font-size="8pt" fo:font-weight="bold" officeooo:paragraph-rsid="00264b8c" style:font-size-asian="8pt" style:font-weight-asian="bold" style:font-size-complex="8pt" style:font-weight-complex="bold"/>
    </style:style>
    <style:style style:name="P17" style:family="paragraph" style:parent-style-name="Standard">
      <style:paragraph-properties fo:line-height="90%"/>
      <style:text-properties fo:font-size="10pt" officeooo:paragraph-rsid="00264b8c" style:font-size-asian="10pt" style:font-size-complex="10pt"/>
    </style:style>
    <style:style style:name="P18" style:family="paragraph" style:parent-style-name="Standard">
      <style:paragraph-properties fo:line-height="90%"/>
      <style:text-properties fo:font-size="10pt" officeooo:paragraph-rsid="0029fd40" style:font-size-asian="10pt" style:font-size-complex="10pt"/>
    </style:style>
    <style:style style:name="P19" style:family="paragraph" style:parent-style-name="Standard">
      <style:paragraph-properties fo:line-height="90%"/>
      <style:text-properties fo:font-size="10pt" officeooo:paragraph-rsid="002ad837" style:font-size-asian="10pt" style:font-size-complex="10pt"/>
    </style:style>
    <style:style style:name="P20" style:family="paragraph" style:parent-style-name="Standard">
      <style:paragraph-properties fo:line-height="90%"/>
      <style:text-properties fo:font-size="10pt" fo:font-style="normal" style:font-size-asian="10pt" style:font-style-asian="normal" style:font-size-complex="10pt" style:font-style-complex="normal"/>
    </style:style>
    <style:style style:name="P21" style:family="paragraph" style:parent-style-name="Standard">
      <style:paragraph-properties fo:line-height="90%"/>
      <style:text-properties fo:font-size="10pt" fo:font-style="normal" officeooo:paragraph-rsid="00264b8c" style:font-size-asian="10pt" style:font-style-asian="normal" style:font-size-complex="10pt" style:font-style-complex="normal"/>
    </style:style>
    <style:style style:name="P22" style:family="paragraph" style:parent-style-name="Standard">
      <style:paragraph-properties fo:line-height="90%"/>
      <style:text-properties fo:font-size="10pt" fo:font-style="normal" officeooo:paragraph-rsid="002ad837" style:font-size-asian="10pt" style:font-style-asian="normal" style:font-size-complex="10pt" style:font-style-complex="normal"/>
    </style:style>
    <style:style style:name="P23" style:family="paragraph" style:parent-style-name="Standard">
      <style:paragraph-properties fo:line-height="90%"/>
      <style:text-properties fo:font-size="10pt" fo:font-weight="normal" officeooo:paragraph-rsid="002ad837" style:font-size-asian="10pt" style:font-weight-asian="normal" style:font-size-complex="10pt" style:font-weight-complex="normal"/>
    </style:style>
    <style:style style:name="P24" style:family="paragraph" style:parent-style-name="Standard">
      <style:paragraph-properties fo:line-height="90%"/>
      <style:text-properties fo:font-size="8pt" officeooo:paragraph-rsid="0029fd40" style:font-size-asian="8pt" style:font-size-complex="8pt"/>
    </style:style>
    <style:style style:name="P25" style:family="paragraph" style:parent-style-name="Standard">
      <style:paragraph-properties fo:line-height="90%"/>
      <style:text-properties fo:font-variant="normal" fo:text-transform="none" style:font-name="DejaVu Sans Condensed" fo:font-size="10pt" fo:font-weight="bold" officeooo:paragraph-rsid="00264b8c" style:font-size-asian="10pt" style:font-weight-asian="bold" style:font-size-complex="10pt" style:font-weight-complex="bold"/>
    </style:style>
    <style:style style:name="P26" style:family="paragraph" style:parent-style-name="Standard">
      <style:paragraph-properties fo:line-height="90%" fo:text-align="start" style:justify-single-word="false"/>
      <style:text-properties fo:font-size="12pt" style:font-size-asian="12pt" style:font-size-complex="12pt"/>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fo:font-weight="bold" officeooo:rsid="001a797f" style:font-weight-asian="bold" style:font-weight-complex="bold"/>
    </style:style>
    <style:style style:name="T4" style:family="text">
      <style:text-properties style:font-name="DejaVu Sans Condensed" fo:font-weight="bold" officeooo:rsid="00171e7b" style:font-weight-asian="bold" style:font-weight-complex="bold"/>
    </style:style>
    <style:style style:name="T5" style:family="text">
      <style:text-properties style:font-name="DejaVu Sans Condensed" officeooo:rsid="0023dc50"/>
    </style:style>
    <style:style style:name="T6" style:family="text">
      <style:text-properties style:font-name="DejaVu Sans Condensed" fo:font-size="12pt" fo:font-weight="bold" style:font-size-asian="12pt" style:font-weight-asian="bold" style:font-size-complex="12pt" style:font-weight-complex="bold"/>
    </style:style>
    <style:style style:name="T7" style:family="text">
      <style:text-properties style:font-name="DejaVu Sans Condensed" fo:font-size="12pt" fo:font-weight="bold" officeooo:rsid="00171e7b" style:font-size-asian="12pt" style:font-weight-asian="bold" style:font-size-complex="12pt" style:font-weight-complex="bold"/>
    </style:style>
    <style:style style:name="T8" style:family="text">
      <style:text-properties style:font-name="DejaVu Sans Condensed" fo:font-size="12pt" fo:font-weight="bold" officeooo:rsid="001a797f" style:font-size-asian="12pt" style:font-weight-asian="bold" style:font-size-complex="12pt" style:font-weight-complex="bold"/>
    </style:style>
    <style:style style:name="T9" style:family="text">
      <style:text-properties style:font-name="DejaVu Sans Condensed" fo:font-size="12pt" fo:font-weight="bold" officeooo:rsid="0029fd40" style:font-size-asian="12pt" style:font-weight-asian="bold" style:font-size-complex="12pt" style:font-weight-complex="bold"/>
    </style:style>
    <style:style style:name="T10" style:family="text">
      <style:text-properties style:font-name="DejaVu Sans Condensed" fo:font-size="12pt" fo:font-weight="bold" officeooo:rsid="002ad837" style:font-size-asian="12pt" style:font-weight-asian="bold" style:font-size-complex="12pt" style:font-weight-complex="bold"/>
    </style:style>
    <style:style style:name="T11" style:family="text">
      <style:text-properties style:font-name="DejaVu Sans Condensed" fo:font-size="12pt" style:font-size-asian="12pt" style:font-size-complex="12pt"/>
    </style:style>
    <style:style style:name="T12" style:family="text">
      <style:text-properties style:font-name="DejaVu Sans Condensed" fo:font-size="12pt" officeooo:rsid="0023dc50" style:font-size-asian="12pt" style:font-size-complex="12pt"/>
    </style:style>
    <style:style style:name="T13" style:family="text">
      <style:text-properties style:font-name="DejaVu Sans Condensed" fo:font-style="italic" fo:font-weight="bold" style:font-style-asian="italic" style:font-weight-asian="bold" style:font-style-complex="italic" style:font-weight-complex="bold"/>
    </style:style>
    <style:style style:name="T14" style:family="text">
      <style:text-properties style:font-name="Mallige"/>
    </style:style>
    <style:style style:name="T15" style:family="text">
      <style:text-properties style:font-name="Mallige" fo:font-weight="bold" style:font-weight-asian="bold" style:font-weight-complex="bold"/>
    </style:style>
    <style:style style:name="T16" style:family="text">
      <style:text-properties style:font-name="Mallige" fo:font-size="12pt" style:font-size-asian="12pt" style:font-size-complex="12pt"/>
    </style:style>
    <style:style style:name="T17" style:family="text">
      <style:text-properties style:font-name="Mallige" fo:font-size="12pt" fo:font-weight="bold" style:font-size-asian="12pt" style:font-weight-asian="bold" style:font-size-complex="12pt" style:font-weight-complex="bold"/>
    </style:style>
    <style:style style:name="T18" style:family="text">
      <style:text-properties fo:font-weight="bold" style:font-weight-asian="bold" style:font-weight-complex="bold"/>
    </style:style>
    <style:style style:name="T19" style:family="text">
      <style:text-properties fo:font-weight="bold" officeooo:rsid="001b4677" style:font-weight-asian="bold" style:font-weight-complex="bold"/>
    </style:style>
    <style:style style:name="T20" style:family="text">
      <style:text-properties fo:font-weight="bold" officeooo:rsid="0029fd40" style:font-weight-asian="bold" style:font-weight-complex="bold"/>
    </style:style>
    <style:style style:name="T21" style:family="text">
      <style:text-properties fo:font-weight="bold" officeooo:rsid="002ad837"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23dc50" style:font-style-asian="italic" style:font-style-complex="italic"/>
    </style:style>
    <style:style style:name="T24" style:family="text">
      <style:text-properties fo:font-style="italic" officeooo:rsid="00264b8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ize="12pt"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style:font-name="Ouhod-Bold"/>
    </style:style>
    <style:style style:name="T30" style:family="text">
      <style:text-properties style:font-name="Ouhod-Bold" fo:font-size="12pt" style:font-size-asian="12pt" style:font-size-complex="12pt"/>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71e7b"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3dc50" style:font-style-asian="normal" style:font-style-complex="normal"/>
    </style:style>
    <style:style style:name="T35" style:family="text">
      <style:text-properties fo:font-style="normal" officeooo:rsid="00264b8c"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officeooo:rsid="00193156"/>
    </style:style>
    <style:style style:name="T38" style:family="text">
      <style:text-properties officeooo:rsid="001b4677"/>
    </style:style>
    <style:style style:name="T39" style:family="text">
      <style:text-properties officeooo:rsid="001b5f45"/>
    </style:style>
    <style:style style:name="T40" style:family="text">
      <style:text-properties officeooo:rsid="001f177a"/>
    </style:style>
    <style:style style:name="T41" style:family="text">
      <style:text-properties officeooo:rsid="0023dc50"/>
    </style:style>
    <style:style style:name="T42" style:family="text">
      <style:text-properties style:font-name="DejaVu Sans Condensed1" officeooo:rsid="00264b8c"/>
    </style:style>
    <style:style style:name="T43" style:family="text">
      <style:text-properties style:font-name="DejaVu Sans Condensed1" fo:font-weight="bold" officeooo:rsid="00264b8c" style:font-weight-asian="bold" style:font-weight-complex="bold"/>
    </style:style>
    <style:style style:name="T44" style:family="text">
      <style:text-properties style:font-name="DejaVu Sans Condensed1" fo:font-size="12pt" fo:font-weight="bold" officeooo:rsid="00264b8c" style:font-size-asian="12pt" style:font-weight-asian="bold" style:font-size-complex="12pt" style:font-weight-complex="bold"/>
    </style:style>
    <style:style style:name="T45" style:family="text">
      <style:text-properties style:font-name="DejaVu Sans Condensed1" fo:font-size="12pt" officeooo:rsid="00264b8c" style:font-size-asian="12pt" style:font-size-complex="12pt"/>
    </style:style>
    <style:style style:name="T46" style:family="text">
      <style:text-properties fo:font-variant="normal" fo:text-transform="none" style:font-name="DejaVu Sans Condensed" fo:font-weight="bold" officeooo:rsid="00264b8c" style:font-weight-asian="bold" style:font-weight-complex="bold"/>
    </style:style>
    <style:style style:name="T47" style:family="text">
      <style:text-properties fo:font-variant="normal" fo:text-transform="none" style:font-name="DejaVu Sans Condensed" fo:font-size="12pt" fo:font-weight="bold" officeooo:rsid="00264b8c" style:font-size-asian="12pt" style:font-weight-asian="bold" style:font-size-complex="12pt" style:font-weight-complex="bold"/>
    </style:style>
    <style:style style:name="T48" style:family="text">
      <style:text-properties fo:font-variant="normal" fo:text-transform="none" style:font-name="DejaVu Sans Condensed1" fo:font-weight="bold" officeooo:rsid="00264b8c" style:font-weight-asian="bold" style:font-weight-complex="bold"/>
    </style:style>
    <style:style style:name="T49" style:family="text">
      <style:text-properties fo:font-variant="normal" fo:text-transform="none" style:font-name="DejaVu Sans Condensed1" fo:font-size="12pt" fo:font-weight="bold" officeooo:rsid="00264b8c" style:font-size-asian="12pt" style:font-weight-asian="bold" style:font-size-complex="12pt" style:font-weight-complex="bold"/>
    </style:style>
    <style:style style:name="T50" style:family="text">
      <style:text-properties fo:font-variant="normal" fo:text-transform="none" style:font-name="Nimbus Roman No9 L1" fo:font-weight="bold" officeooo:rsid="00264b8c" style:font-weight-asian="bold" style:font-weight-complex="bold"/>
    </style:style>
    <style:style style:name="T51" style:family="text">
      <style:text-properties fo:font-variant="normal" fo:text-transform="none" style:font-name="Nimbus Roman No9 L1" fo:font-weight="bold" officeooo:rsid="0023dc50" style:font-weight-asian="bold" style:font-weight-complex="bold"/>
    </style:style>
    <style:style style:name="T52" style:family="text">
      <style:text-properties style:font-name="Nimbus Roman No9 L1"/>
    </style:style>
    <style:style style:name="T53" style:family="text">
      <style:text-properties style:font-name="Nimbus Roman No9 L1" officeooo:rsid="0023dc50"/>
    </style:style>
    <style:style style:name="T54" style:family="text">
      <style:text-properties fo:font-variant="small-caps"/>
    </style:style>
    <style:style style:name="T55" style:family="text">
      <style:text-properties fo:font-variant="small-caps" fo:font-size="12pt" style:font-size-asian="12pt" style:font-size-complex="12pt"/>
    </style:style>
    <style:style style:name="T56" style:family="text">
      <style:text-properties fo:font-variant="small-caps" fo:font-size="10pt" style:font-size-asian="10pt" style:font-size-complex="10pt"/>
    </style:style>
    <style:style style:name="T57" style:family="text">
      <style:text-properties officeooo:rsid="00265f2b"/>
    </style:style>
    <style:style style:name="T58" style:family="text">
      <style:text-properties fo:font-size="8pt" style:font-size-asian="8pt" style:font-size-complex="8pt"/>
    </style:style>
    <style:style style:name="T59"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9">Joshua Mandel &lt;<text:a xlink:type="simple" xlink:href="mailto:jmandel@alum.mit.edu" text:style-name="Internet_20_link" text:visited-style-name="Visited_20_Internet_20_Link">jmandel@alum.mit.edu</text:a>&gt;</text:p>
          </table:table-cell>
          <table:table-cell office:value-type="string">
            <text:p text:style-name="P4"><text:span text:style-name="T57">443 Virginia Terr, Madison, WI 53726. </text:span>617-500-3253</text:p>
          </table:table-cell>
        </table:table-row>
      </table:table>
      <text:p text:style-name="P26"><text:span text:style-name="T54">Education</text:span></text:p>
      <text:p text:style-name="P18"><text:span text:style-name="T9">Tufts University School of Medicine</text:span><text:span text:style-name="T11"> <text:s text:c="3"/></text:span><text:span text:style-name="T18">200</text:span><text:span text:style-name="T20">6</text:span><text:span text:style-name="T18"> – 20</text:span><text:span text:style-name="T20">10</text:span><text:span text:style-name="T18">, </text:span><text:span text:style-name="T20">Boston,</text:span><text:span text:style-name="T18"> MA</text:span></text:p>
      <text:p text:style-name="P18"><text:span text:style-name="T25">Doctor of Medicine. </text:span><text:span text:style-name="T31">During surgery clerkship, built automated reporting software for medical students, </text:span><text:span text:style-name="T32">liberating</text:span><text:span text:style-name="T31"> data from legacy EHR system. Courses include Anatomy, Physiology, Medicine, Surgery, Radiology, Pathology.</text:span></text:p>
      <text:p text:style-name="P24"><text:span text:style-name="T2"/></text:p>
      <text:p text:style-name="P18"><text:span text:style-name="T6">Massachusetts Institute of Technology</text:span><text:span text:style-name="T11"> <text:s text:c="3"/></text:span><text:span text:style-name="T18">2001 – 2005, Cambridge, MA</text:span></text:p>
      <text:p text:style-name="P18"><text:span text:style-name="T22">Bachelor's Degree in Computer Science and Electrical Engineering. </text:span><text:span text:style-name="T33">Cumulative GPA 4.9; In-major GPA 5.0.</text:span> Courses include Artificial Intelligence, Algorithms, Microcontroller Project Laboratory, Computational Neuroscience, Quantitative Physiology, Genetics in Medicine, Biochemistry, Biotechnology and Engineering. Served as President and Treasurer of MIT French House. </text:p>
      <text:p text:style-name="P24"><text:span text:style-name="T18"/></text:p>
      <text:p text:style-name="P19"><text:span text:style-name="T10">The Hotchkiss School</text:span><text:span text:style-name="T11"> <text:s text:c="3"/></text:span><text:span text:style-name="T21">1998</text:span><text:span text:style-name="T18">0 – 200</text:span><text:span text:style-name="T21">1</text:span><text:span text:style-name="T18">, </text:span><text:span text:style-name="T21">Lakeville, CT</text:span></text:p>
      <text:p text:style-name="P22"><text:span text:style-name="T59">Rank: 1/166. Awarded prizes in English, French, History, Mathematics and Science. Performed in Shakespearean theater. Leader of campus Hillel. Taught computer skills to elderly. </text:span></text:p>
      <text:p text:style-name="P20"/>
      <text:p text:style-name="P15"><text:span text:style-name="T55">Experience</text:span><text:span text:style-name="T56"><text:tab/></text:span></text:p>
      <text:p text:style-name="P21"><text:span text:style-name="T49">Microsoft</text:span><text:span text:style-name="T47"> Healthcare <text:s text:c="2"/></text:span><text:span text:style-name="T50">June 2018</text:span><text:span text:style-name="T51"> – </text:span><text:span text:style-name="T50">Present, Madison, WI</text:span></text:p>
      <text:p text:style-name="P17"><text:span text:style-name="T24">Chief Architect</text:span><text:span text:style-name="T23">.</text:span><text:span text:style-name="T34"> </text:span><text:span text:style-name="T35">Working</text:span><text:span text:style-name="T34"> closely with customers, partners and the open standards community to lay the groundwork for an open cloud architecture </text:span><text:span text:style-name="T35">that</text:span><text:span text:style-name="T34"> unlock</text:span><text:span text:style-name="T35">s </text:span><text:span text:style-name="T34">the value of healthcare for the entire health ecosystem.</text:span></text:p>
      <text:p text:style-name="P16"/>
      <text:p text:style-name="P25"><text:span text:style-name="T45">Verily (Google Life Sciences)</text:span><text:span text:style-name="T27"> <text:s text:c="3"/></text:span><text:span text:style-name="T53">September <text:s/>2016 – June 2018</text:span><text:span text:style-name="T52">, Boston, MA</text:span></text:p>
      <text:p text:style-name="P17"><text:span text:style-name="T23">Health IT Ecosystem Lead.</text:span><text:span text:style-name="T34"> </text:span><text:span text:style-name="T35">Defined</text:span><text:span text:style-name="T34"> clinical data strategy, tools, and standards </text:span><text:span text:style-name="T35">to</text:span><text:span text:style-name="T34"> support healthcare delivery, disease management, and research. Significant focus on the Precision Medicine Research Program's </text:span><text:span text:style-name="T23">All of Us</text:span><text:span text:style-name="T34"> Research Program, including APIs and repositories for raw and curated participant data in this NIH-funded longitudinal study aiming to recruit and track 1M volunteers across the country.</text:span></text:p>
      <text:p text:style-name="P16"/>
      <text:p text:style-name="P7"><text:span text:style-name="T11">Harvard </text:span><text:span text:style-name="T12">Department of Biomedical Informatics</text:span><text:span text:style-name="T11"> <text:s text:c="3"/></text:span><text:span text:style-name="T41">September <text:s/>2016 – Present</text:span>, Boston, MA</text:p>
      <text:p text:style-name="P3"><text:span text:style-name="T23">Visiting Scientist. </text:span><text:span text:style-name="T41">Project lead for Sync for Science, a collaboration to help patients share EHR data with researchers. Partners include EHR vendors (Allscripts, athenahealth, Cerner, drchrono, eClinicalWorks, Epic, McKesson), and the US government (Office of the National Coordinator for Health IT, Office of Science and Technology Policy, and National Institutes of Health).</text:span></text:p>
      <text:p text:style-name="P13"/>
      <text:p text:style-name="P3"><text:span text:style-name="T7">Boston </text:span><text:span text:style-name="T6">Children's Hospital / Harvard Medical School <text:s text:c="3"/></text:span><text:span text:style-name="T18">June 2010 – Present, Boston, MA</text:span></text:p>
      <text:p text:style-name="P8">Faculty, <text:span text:style-name="T38">Boston </text:span>Children's Hospital <text:span text:style-name="T38">Computational Health </text:span>Informatics Program</text:p>
      <text:p text:style-name="P8">Instructor of Pediatrics, Harvard Medical School</text:p>
      <text:p text:style-name="P2">Lead architect for SMART <text:span text:style-name="T39">Health IT</text:span>, <text:span text:style-name="T38">intially funded by </text:span>a 4-year, $15M <text:span text:style-name="T39">award from the </text:span>Office of the National Coordinator for Health IT. Led SMART's core development team to produce the SMART API for health data across electronic medical records, personal health records, and data-mining platforms. <text:span text:style-name="T40">Published open</text:span> reference software and end-user clinical applications. <text:span text:style-name="T38">Led technology for the NIH-funded Sync for Science project, working with seven national </text:span>Electronic Health Record vendors<text:span text:style-name="T38"> </text:span>to support data sharing for research. Collaborated with <text:span text:style-name="T38">hospitals, vendors</text:span>, integrators, and app developers to promote adoption of <text:span text:style-name="T38">open, standards-based health APIs. Core team member for the HL7 International FHIR standard (Fast Healthcare Interoperability Resources). Voting member of the National Health Information Technology Standards Committee and co-chair of the HITSC’s API Task Force.</text:span></text:p>
      <text:p text:style-name="P10"/>
      <text:p text:style-name="P6"><text:span text:style-name="T11">Codon Devices</text:span><text:span text:style-name="T27"> <text:s text:c="3"/></text:span>July 2005 – July 2006, Summer 2007 Cambridge, MA</text:p>
      <text:p text:style-name="P1"><text:span text:style-name="T22">Engineer. <text:s/></text:span>Collaborated to develop factory production environment for DNA synthesis of hundreds of genes per month. Co-designed laboratory information management system and automation platform using liquid-handling robots to support DNA production. Supported development of novel DNA synthesis protocols and automated analysis of DNA sequencing data.</text:p>
      <text:p text:style-name="P14"/>
      <text:p text:style-name="P1"><text:span text:style-name="T6">George Church Laboratory, Harvard Medical School </text:span><text:span text:style-name="T30"><text:s/></text:span><text:span text:style-name="T27"><text:s text:c="2"/></text:span><text:span text:style-name="T18">Summer 2004, Cambridge, MA</text:span></text:p>
      <text:p text:style-name="P1"><text:span text:style-name="T22">Undergraduate Researcher. <text:s/></text:span>Developed and tested techniques to process data from gene array experiments in mice. Used machine learning tools to classify large sets of data and identify interesting biological patterns.</text:p>
      <text:p text:style-name="P14"/>
      <text:p text:style-name="P1"><text:span text:style-name="T6">MIT Library Access to Music Project</text:span><text:span text:style-name="T30"> </text:span><text:span text:style-name="T27"><text:s text:c="3"/></text:span><text:span text:style-name="T18">2001 – </text:span><text:span text:style-name="T19">2015</text:span><text:span text:style-name="T18">, Cambridge, MA</text:span></text:p>
      <text:p text:style-name="P1"><text:span text:style-name="T22">Co-founder. <text:s/></text:span>Co-designed and implemented world’s first on-demand campus cable TV music service, providing students with free access to licensed broadcasts of popular and classical music. Collaborated to build cable television broadcast system capable of controlling and serving 16 channels of audio and video to MIT community of 10,000. Featured in New York Times, USA Today, Associated Press, NPR.</text:p>
      <text:p text:style-name="P14"/>
      <text:p text:style-name="P1"><text:span text:style-name="T6">LifeHarbor Investment</text:span><text:span text:style-name="T30"> </text:span><text:span text:style-name="T27"><text:s text:c="3"/></text:span><text:span text:style-name="T18">Summer 2003, Cambridge, MA</text:span></text:p>
      <text:p text:style-name="P1"><text:span text:style-name="T22">Product Development Intern. <text:s/></text:span>As member of four-person team, built and tested new Fixed Income module for Portfolio Management software. Speeded software development by designing and teaching teammates to use new user-interface description language.</text:p>
      <text:p text:style-name="P14"/>
      <text:p text:style-name="P1"><text:span text:style-name="T6">MIT Artificial In</text:span><text:span text:style-name="T8">t</text:span><text:span text:style-name="T6">elligence Laboratory</text:span><text:span text:style-name="T30"> </text:span><text:span text:style-name="T27"><text:s text:c="3"/></text:span><text:span text:style-name="T18">Summer 2002, Cambridge, MA</text:span></text:p>
      <text:p text:style-name="P1"><text:span text:style-name="T22">Undergraduate Researcher. <text:s/></text:span>Wrote application that enables specification and manipulation of joint angles in 3D human figure drawings. Implemented published algorithm to detect and identify human skin in digital images.</text:p>
      <text:p text:style-name="P1"/>
      <text:p text:style-name="P11">Technical Skills </text:p>
      <text:p text:style-name="P1">Strong experience building tools across the Web stack including RESTful API design, HTML5, JavaScript, OAuth.</text:p>
      <text:p text:style-name="P1">Programming experience in <text:span text:style-name="T41">diverse languages including JavaScript, Python, Java, </text:span>C, C++, C#, <text:span text:style-name="T37">MATLAB</text:span>, Perl, Scheme.</text:p>
      <text:p text:style-name="P1">Database design and management (relational: Postgres, MySQL, Oracle. nonrelational: MongoDB, openrdf-sesame)</text:p>
      <text:p text:style-name="P1">Proficient with <text:span text:style-name="T41">Linux, Mac OS, </text:span>Windows</text:p>
      <text:p text:style-name="P12"/>
      <text:p text:style-name="P11">Additional Interests</text:p>
      <text:p text:style-name="P1">Baking, collecting fountain pens, travel, reciting and writing poetry. 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Nimbus Roman No9 L1" svg:font-family="'Nimbus Roman No9 L'" style:font-family-generic="roman"/>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Josh Mandel</meta:initial-creator>
    <meta:creation-date>2007-03-24T09:07:21</meta:creation-date>
    <dc:date>2018-07-17T16:53:43.917913264</dc:date>
    <dc:language>en-US</dc:language>
    <meta:editing-cycles>37</meta:editing-cycles>
    <meta:editing-duration>PT1H36M33S</meta:editing-duration>
    <meta:document-statistic meta:table-count="1" meta:image-count="0" meta:object-count="0" meta:page-count="1" meta:paragraph-count="37" meta:word-count="749" meta:character-count="5598" meta:non-whitespace-character-count="4831"/>
    <meta:user-defined meta:name="Info 1"/>
    <meta:user-defined meta:name="Info 2"/>
    <meta:user-defined meta:name="Info 3"/>
    <meta:user-defined meta:name="Info 4"/>
  </office:meta>
</office:document-meta>
</file>